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Manager.isValid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r.getFull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Manager.getInstance(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Manager.UserManager( InputStream 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serManager.isValidPassword( String name , String passwo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